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53 (main.cpp)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14 (LastGameSummary.h)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BattleShip.h, BattleShip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53 (BShipSetUp.h)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22-26 (GameSummary.h)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34 (GameSummary.h)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46 (mian.cpp)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at project write-up available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15 (BattleShip.h)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84 (BShipSetUp.h)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33 (LastGameSummary.h)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61,62 (BShipSetUp.h), 42 (lastGameSummary.h)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17 (GameSummary.h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11">
            <text:p>14 (BattleShip.h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20 (BShipSetUp.h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88 (main.cpp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AbsDateTime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33, 40 (BShipSetUp.h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DateTimeInfo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28 (BattleShip.cpp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2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06</meta:generator>
    <dc:title/>
    <dc:description/>
    <dc:subject/>
    <meta:initial-creator>RCC RCCD</meta:initial-creator>
    <dc:creator>Akter, Khadiza</dc:creator>
    <meta:creation-date>2017-01-25T10:21:36Z</meta:creation-date>
    <dc:date>2022-12-09T06:49:27Z</dc:date>
    <meta:editing-cycles>23</meta:editing-cycles>
  </office:meta>
</office:document-meta>
</file>